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text-properties officeooo:paragraph-rsid="0015757b"/>
    </style:style>
    <style:style style:name="P16" style:family="paragraph" style:parent-style-name="Table_20_Contents">
      <style:text-properties style:font-name="Liberation Serif" fo:font-size="12pt" officeooo:paragraph-rsid="0015757b" style:font-size-asian="12pt" style:font-name-complex="Times New Roman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officeooo:paragraph-rsid="001ae150" style:font-size-asian="11pt" style:font-size-complex="11pt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style:text-autospace="none"/>
      <style:text-properties style:font-name="Times New Roman" fo:font-size="11pt" style:font-size-asian="11pt" style:font-name-complex="Times New Roman" style:font-size-complex="11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27" style:family="paragraph" style:parent-style-name="Standard">
      <style:paragraph-properties fo:line-height="115%" fo:text-align="justify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text-properties fo:font-weight="bold" officeooo:paragraph-rsid="000ffb74" style:font-weight-asian="bold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paragraph-properties fo:text-align="start" style:justify-single-word="false" style:writing-mode="lr-tb"/>
    </style:style>
    <style:style style:name="P33" style:family="paragraph" style:parent-style-name="Table_20_Contents">
      <style:text-properties style:font-name="Liberation Serif" fo:font-size="12pt" officeooo:rsid="000ffb74" officeooo:paragraph-rsid="0018fdd8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paragraph-rsid="0018fdd8" style:font-size-asian="12pt" style:font-name-complex="Times New Roman" style:font-size-complex="12pt"/>
    </style:style>
    <style:style style:name="P35" style:family="paragraph" style:parent-style-name="Table_20_Contents">
      <style:text-properties officeooo:paragraph-rsid="0018fdd8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5757b" style:font-size-asian="11pt" style:font-name-complex="Times New Roman" style:font-size-complex="11pt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7" style:family="text">
      <style:text-properties style:font-name="Times New Roman" fo:font-size="11pt" style:font-size-asian="11pt" style:font-name-complex="Times New Roman" style:font-size-complex="11pt"/>
    </style:style>
    <style:style style:name="T8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9" style:family="text">
      <style:text-properties fo:color="#0000ee" style:text-underline-style="solid" style:text-underline-width="auto" style:text-underline-color="font-color"/>
    </style:style>
    <style:style style:name="T10" style:family="text">
      <style:text-properties fo:color="#0000ee" style:text-underline-style="solid" style:text-underline-width="auto" style:text-underline-color="font-color" officeooo:rsid="0015757b"/>
    </style:style>
    <style:style style:name="T11" style:family="text">
      <style:text-properties style:font-name-complex="Times New Roman"/>
    </style:style>
    <style:style style:name="T12" style:family="text">
      <style:text-properties officeooo:rsid="0015757b" style:font-name-complex="Times New Roman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1pt" style:font-size-asian="11pt" style:font-name-complex="Times New Roman" style:font-size-complex="11pt"/>
    </style:style>
    <style:style style:name="T15" style:family="text">
      <style:text-properties style:font-name="Times New Roman" fo:font-size="11pt" officeooo:rsid="0015757b" style:font-size-asian="11pt" style:font-name-complex="Times New Roman" style:font-size-complex="11pt"/>
    </style:style>
    <style:style style:name="T16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7" style:family="text">
      <style:text-properties style:font-name="Times New Roman" fo:font-size="11pt" fo:language="en" fo:country="US" officeooo:rsid="0015757b" style:font-size-asian="11pt" style:font-name-complex="Times New Roman" style:font-size-complex="11pt"/>
    </style:style>
    <style:style style:name="T18" style:family="text">
      <style:text-properties style:font-name="Times New Roman" officeooo:rsid="0015757b" style:font-name-complex="Times New Roman"/>
    </style:style>
    <style:style style:name="T19" style:family="text">
      <style:text-properties style:font-name="Liberation Serif" fo:font-size="11pt" officeooo:rsid="0015757b" style:font-size-asian="11pt" style:font-name-complex="Times New Roman" style:font-size-complex="11pt"/>
    </style:style>
    <style:style style:name="T20" style:family="text">
      <style:text-properties style:font-name="Liberation Serif" fo:font-size="11pt" officeooo:rsid="0015757b" style:font-size-asian="11pt" style:font-name-complex="Times New Roman" style:font-size-complex="11pt"/>
    </style:style>
    <style:style style:name="T21" style:family="text">
      <style:text-properties style:font-name="Liberation Serif" fo:font-size="11pt" fo:language="en" fo:country="US" officeooo:rsid="0015757b" style:font-size-asian="11pt" style:font-name-complex="Times New Roman" style:font-size-complex="11pt"/>
    </style:style>
    <style:style style:name="T22" style:family="text">
      <style:text-properties style:font-name="Liberation Serif" officeooo:rsid="0015757b" style:font-name-complex="Times New Roman"/>
    </style:style>
    <style:style style:name="T23" style:family="text">
      <style:text-properties style:font-name="Liberation Serif" officeooo:rsid="0015757b" style:font-name-complex="Times New Roman"/>
    </style:style>
    <style:style style:name="T24" style:family="text">
      <style:text-properties style:font-name="Liberation Serif" fo:language="en" fo:country="US" officeooo:rsid="0015757b" style:font-name-complex="Times New Roman"/>
    </style:style>
    <style:style style:name="T25" style:family="text">
      <style:text-properties style:font-name="Liberation Serif" fo:font-size="12pt" style:font-size-asian="12pt" style:font-name-complex="Times New Roman" style:font-size-complex="12pt"/>
    </style:style>
    <style:style style:name="T26" style:family="text">
      <style:text-properties style:font-name="Arial" fo:font-size="7pt" style:font-size-asian="7pt"/>
    </style:style>
    <style:style style:name="T27" style:family="text">
      <style:text-properties fo:font-size="7pt" style:font-size-asian="7pt"/>
    </style:style>
    <style:style style:name="T28" style:family="text">
      <style:text-properties officeooo:rsid="0018f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1">Лак ремонтный S&amp;H TechnoUV Metal Upkeep 135</text:p>
      <text:p text:style-name="P32"/>
      <text:p text:style-name="P1">Области применения: <text:span text:style-name="T10">Трубная </text:span><text:span text:style-name="T9">промышленность</text:span></text:p>
      <text:p text:style-name="P1"/>
      <text:p text:style-name="P33"><text:tab/><text:span text:style-name="T22">Антикорр</text:span><text:span text:style-name="T22">о</text:span><text:span text:style-name="T22">зионный <text:s/>промышленный <text:s text:c="2"/>лак </text:span><text:span text:style-name="T22">S&amp;H Techno</text:span><text:span text:style-name="T24">Metal</text:span><text:span text:style-name="T22"> </text:span><text:span text:style-name="T24">Upkeep</text:span><text:span text:style-name="T22"> 135</text:span><text:span text:style-name="T22"> </text:span><text:span text:style-name="T22"><text:s/>представляет собой однокомпонентную систему состоящую из <text:s/>акриловой смолы, разбавителей, <text:s text:c="2"/>тиксотропных добавок, аддитивов. </text:span><text:span text:style-name="T22"><text:s/>Благодаря уникальному сочетанию эксплуатационных свойств , высокой скорост</text:span><text:span text:style-name="T22">и</text:span><text:span text:style-name="T22"> отверждения этого материала при обычной температуре, <text:s/>хорошей механической прочност</text:span><text:span text:style-name="T22">и</text:span><text:span text:style-name="T22"> и <text:s/>глянц</text:span><text:span text:style-name="T22">а покрытия, <text:s/>лак </text:span><text:span text:style-name="T22"><text:s/>является превосходным ремонтным составом <text:s/>при незначительных повреждениях поверхности( царапин</text:span><text:span text:style-name="T22">ы</text:span><text:span text:style-name="T22"> или след</text:span><text:span text:style-name="T22">ы</text:span><text:span text:style-name="T22"> от удара) окрашенных антикоррозионными промышленными лаками <text:s/>серии <text:s/></text:span><text:span text:style-name="T22">S&amp;H Techno</text:span><text:span text:style-name="T24">Metal</text:span><text:span text:style-name="T22"> </text:span><text:span text:style-name="T24">UV</text:span><text:span text:style-name="T22">.</text:span></text:p>
      <text:p text:style-name="P12"/>
      <text:p text:style-name="P1"/>
      <text:p text:style-name="P30">Общие свойства</text:p>
      <text:p text:style-name="P35"><text:span text:style-name="T25">При высокой скорости формирования покрытий однокомпонентный ремонтный <text:s/>лак <text:s/>обеспечивает :</text:span></text:p>
      <text:p text:style-name="P34">- <text:s/>твердую пленку,</text:p>
      <text:p text:style-name="P34">- <text:s/>высокую адгезионную прочность к <text:s/>окрашиваемой поверхности, </text:p>
      <text:p text:style-name="P34">- <text:s/>защиту от коррозии;</text:p>
      <text:p text:style-name="P34">- <text:s/><text:span text:style-name="T28">у</text:span>стойчивость к воздействию резких перепадов влажности и температуры.</text:p>
      <text:p text:style-name="Standard"/>
      <text:p text:style-name="P13"><text:span text:style-name="T13">Физико-химические свойства (при температуре 20</text:span><text:span text:style-name="T5">0</text:span><text:span text:style-name="T13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4">Внешний вид пленки грунта</text:p>
          </table:table-cell>
          <table:table-cell table:style-name="Таблица2.A1" office:value-type="string">
            <text:p text:style-name="P2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4">Цвет</text:p>
          </table:table-cell>
          <table:table-cell table:style-name="Таблица2.A1" office:value-type="string">
            <text:p text:style-name="P2">прозрачный</text:p>
          </table:table-cell>
        </table:table-row>
        <table:table-row table:style-name="Таблица2.1">
          <table:table-cell table:style-name="Таблица2.A4" office:value-type="string">
            <text:p text:style-name="P14"><text:span text:style-name="T7">Адгезия , </text:span><text:span text:style-name="T8">H</text:span><text:span text:style-name="T7">/мм</text:span><text:span text:style-name="T4">2</text:span><text:span text:style-name="T7">, не менее</text:span></text:p>
          </table:table-cell>
          <table:table-cell table:style-name="Таблица2.A4" office:value-type="string">
            <text:p text:style-name="P2">1</text:p>
          </table:table-cell>
        </table:table-row>
        <table:table-row table:style-name="Таблица2.1">
          <table:table-cell table:style-name="Таблица2.A4" office:value-type="string">
            <text:p text:style-name="P10">Прочность плёнки при ударе по прибору У-1, см, не менее</text:p>
          </table:table-cell>
          <table:table-cell table:style-name="Таблица2.A4" office:value-type="string">
            <text:p text:style-name="P19"/>
            <text:p text:style-name="P18">40</text:p>
          </table:table-cell>
        </table:table-row>
        <table:table-row table:style-name="Таблица2.1">
          <table:table-cell table:style-name="Таблица2.A4" office:value-type="string">
            <text:p text:style-name="P4">Твердость пленки по ТМЛ-2124 метод А, у.е., не менее</text:p>
          </table:table-cell>
          <table:table-cell table:style-name="Таблица2.A4" office:value-type="string">
            <text:p text:style-name="P25">0,35</text:p>
          </table:table-cell>
        </table:table-row>
        <table:table-row table:style-name="Таблица2.1">
          <table:table-cell table:style-name="Таблица2.A4" office:value-type="string">
            <text:p text:style-name="P9"><text:span text:style-name="T1">Условная вязкость по ВЗ-246, </text:span><text:span text:style-name="T7">с диаметром сопла 4мм, </text:span><text:span text:style-name="T1">при 20˚С, сек, не менее</text:span></text:p>
          </table:table-cell>
          <table:table-cell table:style-name="Таблица2.A4" office:value-type="string">
            <text:p text:style-name="P19"/>
            <text:p text:style-name="P18">20</text:p>
          </table:table-cell>
        </table:table-row>
        <table:table-row table:style-name="Таблица2.1">
          <table:table-cell table:style-name="Таблица2.A4" office:value-type="string">
            <text:p text:style-name="P11"><text:span text:style-name="T7">Плотность, при 20 °С, кг/м</text:span><text:span text:style-name="T4">3 </text:span><text:span text:style-name="T7">не менее</text:span></text:p>
          </table:table-cell>
          <table:table-cell table:style-name="Таблица2.A4" office:value-type="string">
            <text:p text:style-name="P7">1,0</text:p>
          </table:table-cell>
        </table:table-row>
        <table:table-row table:style-name="Таблица2.1">
          <table:table-cell table:style-name="Таблица2.A4" office:value-type="string">
            <text:p text:style-name="P21">Время высыхания при <text:s/>температуре (20°C-25°C)</text:p>
          </table:table-cell>
          <table:table-cell table:style-name="Таблица2.A4" office:value-type="string">
            <text:p text:style-name="P19"/>
          </table:table-cell>
        </table:table-row>
        <table:table-row table:style-name="Таблица2.1">
          <table:table-cell table:style-name="Таблица2.A4" office:value-type="string">
            <text:p text:style-name="P24">До степени 3 при толщине покрытия 5-10 мкм , мин, не более </text:p>
          </table:table-cell>
          <table:table-cell table:style-name="Таблица2.A4" office:value-type="string">
            <text:p text:style-name="P24">5 мин</text:p>
          </table:table-cell>
        </table:table-row>
        <table:table-row table:style-name="Таблица2.1">
          <table:table-cell table:style-name="Таблица2.A4" office:value-type="string">
            <text:p text:style-name="P24">Полное высыхание</text:p>
          </table:table-cell>
          <table:table-cell table:style-name="Таблица2.A4" office:value-type="string">
            <text:p text:style-name="P24">24 часа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7T13:51:58.508770475</dc:date>
    <meta:editing-duration>PT52M9S</meta:editing-duration>
    <meta:editing-cycles>8</meta:editing-cycles>
    <meta:generator>LibreOffice/6.1.2.1$Linux_X86_64 LibreOffice_project/10$Build-1</meta:generator>
    <meta:document-statistic meta:table-count="1" meta:image-count="0" meta:object-count="0" meta:page-count="1" meta:paragraph-count="31" meta:word-count="203" meta:character-count="1509" meta:non-whitespace-character-count="1308"/>
  </office:meta>
</office:document-meta>
</file>